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 On Rails Basic Game no. 3 GDD</text:p>
      <text:p text:style-name="Standard"/>
      <text:p text:style-name="Standard"/>
      <text:p text:style-name="Standard">Description of what the game is: </text:p>
      <text:p text:style-name="Standard"/>
      <text:p text:style-name="Standard"/>
      <text:p text:style-name="Standard"/>
      <text:p text:style-name="Standard">Any key resources taken from websites: </text:p>
      <text:p text:style-name="Standard">This was incredibly helpful.<text:line-break/><text:a xlink:type="simple" xlink:href="https://gamedev.stackexchange.com/questions/110958/unity-5-what-is-the-proper-way-to-handle-data-between-scenes" text:style-name="Internet_20_link" text:visited-style-name="Visited_20_Internet_20_Link">https://gamedev.stackexchange.com/questions/110958/unity-5-what-is-the-proper-way-to-handle-data-between-scenes</text:a></text:p>
      <text:p text:style-name="Standard"><text:line-break/></text:p>
      <text:p text:style-name="Standard"/>
      <text:p text:style-name="Standard"/>
      <text:p text:style-name="Standard">To Do List: </text:p>
      <text:list xml:id="list8076465195478316381" text:style-name="L1">
        <text:list-item>
          <text:p text:style-name="P2">Setup the scenes, menus and so on. = tick</text:p>
        </text:list-item>
        <text:list-item>
          <text:p text:style-name="P2">Find out what shapes, game objects, colours or whatever I will use. = tick</text:p>
        </text:list-item>
        <text:list-item>
          <text:p text:style-name="P2">Test the on click function with a print statement. = tick/changed to on mouse down</text:p>
        </text:list-item>
        <text:list-item>
          <text:p text:style-name="P2">Write the score system script to print to console the score per shape clicked &amp; the total level score. = tick</text:p>
        </text:list-item>
        <text:list-item>
          <text:p text:style-name="P2">Make the score system write to a UI element either on that screen or the score screen or both. = tick</text:p>
        </text:list-item>
        <text:list-item>
          <text:p text:style-name="P2">The current score needs to be saved/stored but only reset to 0 at the main menu. = tick</text:p>
        </text:list-item>
        <text:list-item>
          <text:p text:style-name="P2">Set up the camera/player position and rotation. Also check that the axis isn't a mess. = </text:p>
        </text:list-item>
        <text:list-item>
          <text:p text:style-name="P2">Set up the start and end of the level. = </text:p>
        </text:list-item>
        <text:list-item>
          <text:p text:style-name="P2">Write the win/end of level condition for the end goal. = </text:p>
        </text:list-item>
        <text:list-item>
          <text:p text:style-name="P2">Create the speed and movement for the camera/player. = </text:p>
        </text:list-item>
        <text:list-item>
          <text:p text:style-name="P2">Make it so that the objects or shapes either move past you or remain stationary as you pass them or both? = </text:p>
        </text:list-item>
        <text:list-item>
          <text:p text:style-name="P2">Write a script for each type of shape that contains it's score worth &amp; public movement. = <text:s/>There will be three, red, blue &amp; pink(puzzle piece). The movement will be public so that the designer can decide whether it should be a stationary object or not. = </text:p>
        </text:list-item>
        <text:list-item>
          <text:p text:style-name="P2">Test different movement speeds until the max and minimum is understood and noted in the scripts. Then prefab things at the optimal speed. = </text:p>
        </text:list-item>
        <text:list-item>
          <text:p text:style-name="P2">Make the level in editor until it is playable. = </text:p>
        </text:list-item>
        <text:list-item>
          <text:p text:style-name="P2">Test until everything works, minus the puzzle piece which should just print a statement for now. = </text:p>
        </text:list-item>
        <text:list-item>
          <text:p text:style-name="P2">Test and build and fix. = </text:p>
        </text:list-item>
        <text:list-item>
          <text:p text:style-name="P2">Make the puzzle piece/counter work. = </text:p>
        </text:list-item>
        <text:list-item>
          <text:p text:style-name="P2">Test and build and fix. = </text:p>
        </text:list-item>
        <text:list-item>
          <text:p text:style-name="P2">The basic game is now playable. = </text:p>
        </text:list-item>
        <text:list-item>
          <text:p text:style-name="P2">Polish can now be listed bellow for possible future improvements. = </text:p>
        </text:list-item>
        <text:list-item>
          <text:p text:style-name="P2">Adding in a button to save you're score as you're high score when on the score screen. Otherwise the score is forgotten once you go back to the main menu or the next level, e.g. level 2. = </text:p>
        </text:list-item>
        <text:list-item>
          <text:p text:style-name="P2">Show the saved high score on the score screen. = </text:p>
        </text:list-item>
        <text:list-item>
          <text:p text:style-name="P2"/>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86cm" fo:margin-bottom="2.0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1:29.55</meta:creation-date>
    <dc:date>2018-03-09T19:16:28.33</dc:date>
    <dc:creator>Charlie Gracie</dc:creator>
    <meta:editing-duration>PT14H56M46S</meta:editing-duration>
    <meta:editing-cycles>36</meta:editing-cycles>
    <meta:generator>OpenOffice/4.1.3$Win32 OpenOffice.org_project/413m1$Build-9783</meta:generator>
    <meta:document-statistic meta:table-count="0" meta:image-count="0" meta:object-count="0" meta:page-count="1" meta:paragraph-count="29" meta:word-count="401" meta:character-count="2115"/>
  </office:meta>
</office:document-meta>
</file>